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cm" svg:stroke-color="#000000" draw:marker-start-width="0.2cm" draw:marker-end-width="0.2cm" draw:fill-color="#ffffff" draw:textarea-vertical-align="middle" fo:padding-top="0.125cm" fo:padding-bottom="0.125cm" fo:padding-left="0.25cm" fo:padding-right="0.25cm"/>
    </style:style>
    <style:style style:name="gr2" style:family="graphic" style:parent-style-name="Объект_20_без_20_заливки_20_и_20_контура">
      <style:graphic-properties draw:textarea-vertical-align="middle" draw:ole-draw-aspect="1" style:protect="size"/>
    </style:style>
    <style:style style:name="gr3" style:family="graphic" style:parent-style-name="standard">
      <style:graphic-properties svg:stroke-width="0.1cm" svg:stroke-color="#000000" draw:marker-start-width="0.35cm" draw:marker-end-width="0.35cm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5" style:family="graphic" style:parent-style-name="Объект_20_без_20_заливки_20_и_20_контура">
      <style:graphic-properties svg:stroke-width="0cm" draw:marker-start-width="0.2cm" draw:marker-end-width="0.2cm" draw:textarea-vertical-align="middle" draw:ole-draw-aspect="1" style:protect="size"/>
    </style:style>
    <style:style style:name="gr6" style:family="graphic" style:parent-style-name="Объект_20_без_20_заливки_20_и_20_контура">
      <style:graphic-properties svg:stroke-width="0.1cm" draw:marker-start-width="0.35cm" draw:marker-end-width="0.35cm" draw:textarea-vertical-align="middle" draw:ole-draw-aspect="1" style:protect="size"/>
    </style:style>
    <style:style style:name="gr7" style:family="graphic" style:parent-style-name="standard">
      <style:graphic-properties svg:stroke-color="#ffffff" draw:fill="solid" draw:fill-color="#ffffff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32pt" style:font-size-asian="32pt" style:font-size-complex="32pt"/>
    </style:style>
    <style:style style:name="T1" style:family="text">
      <style:text-properties fo:font-family="'Times New Roman'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rect draw:style-name="gr1" draw:text-style-name="P1" draw:layer="layout" svg:width="4.791cm" svg:height="3.587cm" draw:transform="skewX (-0.0003490658503988) rotate (1.56800379999141) translate (1.693cm 14.791cm)">
          <text:p/>
        </draw:rect>
        <draw:frame draw:style-name="gr2" draw:text-style-name="P1" draw:layer="layout" svg:width="2.112cm" svg:height="1.634cm" svg:x="4.988cm" svg:y="4.019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rect draw:style-name="gr1" draw:text-style-name="P1" draw:layer="layout" svg:width="4.791cm" svg:height="3.587cm" draw:transform="skewX (-0.0003490658503988) rotate (1.56800379999141) translate (1.692cm 7.391cm)">
          <text:p/>
        </draw:rect>
        <draw:frame draw:style-name="gr2" draw:text-style-name="P1" draw:layer="layout" svg:width="2.112cm" svg:height="1.634cm" svg:x="19.044cm" svg:y="11.412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rect draw:style-name="gr1" draw:text-style-name="P1" draw:layer="layout" svg:width="1.654cm" svg:height="3.587cm" draw:transform="skewX (-0.006981317007976) rotate (1.56294234516063) translate (15.792cm 11.553cm)">
          <text:p/>
        </draw:rect>
        <draw:rect draw:style-name="gr1" draw:text-style-name="P1" draw:layer="layout" svg:width="1.654cm" svg:height="3.587cm" draw:transform="skewX (-0.006981317007976) rotate (1.56294234516063) translate (15.792cm 13.154cm)">
          <text:p/>
        </draw:rect>
        <draw:rect draw:style-name="gr3" draw:text-style-name="P1" draw:layer="layout" svg:width="1.654cm" svg:height="3.587cm" draw:transform="skewX (-0.006981317007976) rotate (1.56294234516063) translate (15.792cm 14.754cm)">
          <text:p/>
        </draw:rect>
        <draw:frame draw:style-name="gr2" draw:text-style-name="P1" draw:layer="layout" svg:width="2.112cm" svg:height="1.634cm" svg:x="19.044cm" svg:y="4.012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rect draw:style-name="gr1" draw:text-style-name="P1" draw:layer="layout" svg:width="2.396cm" svg:height="3.587cm" draw:transform="skewX (-0.0038397243543868) rotate (1.56538580611342) translate (15.792cm 4.996cm)">
          <text:p/>
        </draw:rect>
        <draw:rect draw:style-name="gr1" draw:text-style-name="P1" draw:layer="layout" svg:width="2.396cm" svg:height="3.587cm" draw:transform="skewX (-0.0038397243543868) rotate (1.56538580611342) translate (15.792cm 7.297cm)">
          <text:p/>
        </draw:rect>
        <draw:rect draw:style-name="gr1" draw:text-style-name="P1" draw:layer="layout" svg:width="2.595cm" svg:height="3.587cm" draw:transform="skewX (-0.0036651914291874) rotate (1.56573487196382) translate (23.6cm 13.495cm)">
          <text:p/>
        </draw:rect>
        <draw:rect draw:style-name="gr1" draw:text-style-name="P1" draw:layer="layout" svg:width="2.595cm" svg:height="3.986cm" draw:transform="skewX (-0.0041887902047856) rotate (1.56538580611342) translate (9.6cm 13.695cm)">
          <text:p/>
        </draw:rect>
        <draw:rect draw:style-name="gr4" draw:text-style-name="P1" draw:layer="layout" svg:width="1.431cm" svg:height="2.6cm" svg:x="12.169cm" svg:y="11.1cm">
          <text:p/>
        </draw:rect>
        <draw:rect draw:style-name="gr1" draw:text-style-name="P1" draw:layer="layout" svg:width="2.5cm" svg:height="1.645cm" svg:x="20.8cm" svg:y="11.501cm">
          <text:p/>
        </draw:rect>
        <draw:rect draw:style-name="gr1" draw:text-style-name="P1" draw:layer="layout" svg:width="2.6cm" svg:height="2.445cm" svg:x="20.8cm" svg:y="2.6cm">
          <text:p/>
        </draw:rect>
        <draw:rect draw:style-name="gr1" draw:text-style-name="P1" draw:layer="layout" svg:width="2.599cm" svg:height="2.399cm" svg:x="20.801cm" svg:y="5.001cm">
          <text:p/>
        </draw:rect>
        <draw:rect draw:style-name="gr1" draw:text-style-name="P1" draw:layer="layout" svg:width="2.595cm" svg:height="3.587cm" draw:transform="skewX (-0.0036651914291874) rotate (1.56573487196382) translate (23.7cm 6.195cm)">
          <text:p/>
        </draw:rect>
        <draw:frame draw:style-name="gr5" draw:text-style-name="P2" draw:layer="layout" svg:width="1.43cm" svg:height="1.215cm" svg:x="21.509cm" svg:y="3.05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.04cm" svg:height="0.879cm" svg:x="24.96cm" svg:y="4.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1.197cm" svg:height="0.849cm" svg:x="12.269cm" svg:y="12.05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5" draw:text-style-name="P2" draw:layer="layout" svg:width="1.458cm" svg:height="1.218cm" svg:x="21.51cm" svg:y="5.456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rect draw:style-name="gr1" draw:text-style-name="P1" draw:layer="layout" svg:width="2.595cm" svg:height="3.986cm" draw:transform="skewX (-0.0041887902047856) rotate (1.56538580611342) translate (9.6cm 6.195cm)">
          <text:p/>
        </draw:rect>
        <draw:rect draw:style-name="gr1" draw:text-style-name="P1" draw:layer="layout" svg:width="2.6cm" svg:height="4.846cm" svg:x="6.7cm" svg:y="2.6cm">
          <text:p/>
        </draw:rect>
        <draw:frame draw:style-name="gr5" draw:text-style-name="P2" draw:layer="layout" svg:width="1.091cm" svg:height="0.848cm" svg:x="7.509cm" svg:y="4.555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1.04cm" svg:height="0.879cm" svg:x="11.06cm" svg:y="4.5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5" draw:text-style-name="P2" draw:layer="layout" svg:width="1.435cm" svg:height="1.41cm" svg:x="16.909cm" svg:y="3.055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5" draw:text-style-name="P2" draw:layer="layout" svg:width="1.459cm" svg:height="1.41cm" svg:x="16.91cm" svg:y="5.456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5" draw:text-style-name="P2" draw:layer="layout" svg:width="1.096cm" svg:height="1.253cm" svg:x="3.065cm" svg:y="4.4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rect draw:style-name="gr1" draw:text-style-name="P1" draw:layer="layout" svg:width="2.5cm" svg:height="1.645cm" svg:x="20.8cm" svg:y="9.9cm">
          <text:p/>
        </draw:rect>
        <draw:frame draw:style-name="gr5" draw:text-style-name="P2" draw:layer="layout" svg:width="1.43cm" svg:height="1.215cm" svg:x="21.509cm" svg:y="9.955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5" draw:text-style-name="P2" draw:layer="layout" svg:width="1.458cm" svg:height="1.218cm" svg:x="21.51cm" svg:y="11.556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5" draw:text-style-name="P2" draw:layer="layout" svg:width="1.435cm" svg:height="1.41cm" svg:x="16.909cm" svg:y="9.955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draw:style-name="gr5" draw:text-style-name="P2" draw:layer="layout" svg:width="1.459cm" svg:height="1.41cm" svg:x="16.91cm" svg:y="11.556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draw:frame draw:style-name="gr6" draw:text-style-name="P2" draw:layer="layout" svg:width="1.289cm" svg:height="1.226cm" svg:x="17.01cm" svg:y="13.256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draw:rect draw:style-name="gr3" draw:text-style-name="P1" draw:layer="layout" svg:width="2.491cm" svg:height="1.645cm" svg:x="20.809cm" svg:y="13.146cm">
          <text:p/>
        </draw:rect>
        <draw:frame draw:style-name="gr6" draw:text-style-name="P2" draw:layer="layout" svg:width="1.197cm" svg:height="1.101cm" svg:x="21.503cm" svg:y="13.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2" draw:text-style-name="P1" draw:layer="layout" svg:width="2.112cm" svg:height="1.634cm" svg:x="4.989cm" svg:y="11.419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rect draw:style-name="gr1" draw:text-style-name="P1" draw:layer="layout" svg:width="2.6cm" svg:height="4.846cm" svg:x="6.701cm" svg:y="10cm">
          <text:p/>
        </draw:rect>
        <draw:frame draw:style-name="gr5" draw:text-style-name="P2" draw:layer="layout" svg:width="1.091cm" svg:height="0.848cm" svg:x="7.51cm" svg:y="11.955cm">
          <draw:object xlink:href="./Object 24" xlink:type="simple" xlink:show="embed" xlink:actuate="onLoad">
            <text:p/>
          </draw:object>
          <draw:image xlink:href="./ObjectReplacements/Object 24" xlink:type="simple" xlink:show="embed" xlink:actuate="onLoad"/>
        </draw:frame>
        <draw:frame draw:style-name="gr2" draw:text-style-name="P2" draw:layer="layout" svg:width="1.04cm" svg:height="0.879cm" svg:x="10.461cm" svg:y="12cm">
          <draw:object xlink:href="./Object 25" xlink:type="simple" xlink:show="embed" xlink:actuate="onLoad">
            <text:p/>
          </draw:object>
          <draw:image xlink:href="./ObjectReplacements/Object 25" xlink:type="simple" xlink:show="embed" xlink:actuate="onLoad"/>
        </draw:frame>
        <draw:frame draw:style-name="gr5" draw:text-style-name="P2" draw:layer="layout" svg:width="1.096cm" svg:height="1.253cm" svg:x="2.366cm" svg:y="11.8cm">
          <draw:object xlink:href="./Object 26" xlink:type="simple" xlink:show="embed" xlink:actuate="onLoad">
            <text:p/>
          </draw:object>
          <draw:image xlink:href="./ObjectReplacements/Object 26" xlink:type="simple" xlink:show="embed" xlink:actuate="onLoad"/>
        </draw:frame>
        <draw:rect draw:style-name="gr4" draw:text-style-name="P1" draw:layer="layout" svg:width="1.431cm" svg:height="4.846cm" svg:x="3.862cm" svg:y="10cm">
          <text:p/>
        </draw:rect>
        <draw:frame draw:style-name="gr5" draw:text-style-name="P2" draw:layer="layout" svg:width="1.335cm" svg:height="1.215cm" svg:x="3.911cm" svg:y="11.655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draw:frame draw:style-name="gr2" draw:text-style-name="P2" draw:layer="layout" svg:width="1.04cm" svg:height="0.879cm" svg:x="24.96cm" svg:y="11.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rect draw:style-name="gr7" draw:text-style-name="P3" draw:layer="layout" svg:width="3.4cm" svg:height="1.2cm" svg:x="4.3cm" svg:y="1cm">
          <text:p text:style-name="P1"><text:span text:style-name="T1">PLSA</text:span></text:p>
        </draw:rect>
        <draw:rect draw:style-name="gr7" draw:text-style-name="P3" draw:layer="layout" svg:width="3.4cm" svg:height="1.2cm" svg:x="18.4cm" svg:y="1cm">
          <text:p text:style-name="P1"><text:span text:style-name="T1">ARTM</text:span></text:p>
        </draw:rect>
        <draw:rect draw:style-name="gr7" draw:text-style-name="P3" draw:layer="layout" svg:width="11.8cm" svg:height="1.2cm" svg:x="1cm" svg:y="8.3cm">
          <text:p text:style-name="P1"><text:span text:style-name="T1">hARTM with <text:s text:c="5"/>reg.</text:span></text:p>
        </draw:rect>
        <draw:frame draw:style-name="gr5" draw:text-style-name="P2" draw:layer="layout" svg:width="1.091cm" svg:height="0.848cm" svg:x="8.6cm" svg:y="8.452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rect draw:style-name="gr7" draw:text-style-name="P3" draw:layer="layout" svg:width="11.8cm" svg:height="1.2cm" svg:x="15.5cm" svg:y="8.311cm">
          <text:p text:style-name="P1"><text:span text:style-name="T1">hARTM with <text:s text:c="5"/>reg.</text:span></text:p>
        </draw:rect>
        <draw:frame draw:style-name="gr2" draw:text-style-name="P2" draw:layer="layout" svg:width="1.04cm" svg:height="0.879cm" svg:x="23.06cm" svg:y="8.5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mename somafamilyname</meta:initial-creator>
    <meta:creation-date>2016-08-13T23:40:48.51</meta:creation-date>
    <meta:editing-duration>PT18M2S</meta:editing-duration>
    <meta:editing-cycles>3</meta:editing-cycles>
    <dc:date>2016-08-14T00:45:27.64</dc:date>
    <dc:creator>somename somafamilyname</dc:creator>
    <meta:generator>OpenOffice/4.1.1$Win32 OpenOffice.org_project/411m6$Build-9775</meta:generator>
    <meta:document-statistic meta:object-count="73"/>
  </office:meta>
</office:document-meta>
</file>

<file path=Object 1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0/content.xml><?xml version="1.0" encoding="utf-8"?>
<math xmlns="http://www.w3.org/1998/Math/MathML">
  <semantics>
    <mrow>
      <msup>
        <mi>F</mi>
        <mn>1</mn>
      </msup>
    </mrow>
    <annotation encoding="StarMath 5.0">F ^1</annotation>
  </semantics>
</math>
</file>

<file path=Object 11/content.xml><?xml version="1.0" encoding="utf-8"?>
<math xmlns="http://www.w3.org/1998/Math/MathML">
  <semantics>
    <mrow>
      <msup>
        <mi>F</mi>
        <mn>2</mn>
      </msup>
    </mrow>
    <annotation encoding="StarMath 5.0">F ^2</annotation>
  </semantics>
</math>
</file>

<file path=Object 12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3/content.xml><?xml version="1.0" encoding="utf-8"?>
<math xmlns="http://www.w3.org/1998/Math/MathML">
  <semantics>
    <mrow>
      <mrow>
        <mn>.</mn>
        <mo stretchy="false">≈</mo>
        <mn>.</mn>
      </mrow>
    </mrow>
    <annotation encoding="StarMath 5.0">. approx .</annotation>
  </semantics>
</math>
</file>

<file path=Object 14/content.xml><?xml version="1.0" encoding="utf-8"?>
<math xmlns="http://www.w3.org/1998/Math/MathML">
  <semantics>
    <mrow>
      <mi>F</mi>
    </mrow>
    <annotation encoding="StarMath 5.0">F</annotation>
  </semantics>
</math>
</file>

<file path=Object 15/content.xml><?xml version="1.0" encoding="utf-8"?>
<math xmlns="http://www.w3.org/1998/Math/MathML">
  <semantics>
    <mrow>
      <mrow>
        <mn>.</mn>
        <mo stretchy="false">≈</mo>
        <mn>.</mn>
      </mrow>
    </mrow>
    <annotation encoding="StarMath 5.0">. approx .</annotation>
  </semantics>
</math>
</file>

<file path=Object 16/content.xml><?xml version="1.0" encoding="utf-8"?>
<math xmlns="http://www.w3.org/1998/Math/MathML">
  <semantics>
    <mrow>
      <mrow>
        <mn>.</mn>
        <mo stretchy="false">≈</mo>
        <mn>.</mn>
      </mrow>
    </mrow>
    <annotation encoding="StarMath 5.0">. approx .</annotation>
  </semantics>
</math>
</file>

<file path=Object 17/content.xml><?xml version="1.0" encoding="utf-8"?>
<math xmlns="http://www.w3.org/1998/Math/MathML">
  <semantics>
    <mrow>
      <msup>
        <mo stretchy="false">Φ</mo>
        <mn>1</mn>
      </msup>
    </mrow>
    <annotation encoding="StarMath 5.0">%PHI ^1</annotation>
  </semantics>
</math>
</file>

<file path=Object 19/content.xml><?xml version="1.0" encoding="utf-8"?>
<math xmlns="http://www.w3.org/1998/Math/MathML">
  <semantics>
    <mrow>
      <msup>
        <mo stretchy="false">Φ</mo>
        <mn>2</mn>
      </msup>
    </mrow>
    <annotation encoding="StarMath 5.0">%PHI ^2</annotation>
  </semantics>
</math>
</file>

<file path=Object 2/content.xml><?xml version="1.0" encoding="utf-8"?>
<math xmlns="http://www.w3.org/1998/Math/MathML">
  <semantics>
    <mrow>
      <msup>
        <mo stretchy="false">Φ</mo>
        <mn>1</mn>
      </msup>
    </mrow>
    <annotation encoding="StarMath 5.0">%PHI ^1</annotation>
  </semantics>
</math>
</file>

<file path=Object 20/content.xml><?xml version="1.0" encoding="utf-8"?>
<math xmlns="http://www.w3.org/1998/Math/MathML">
  <semantics>
    <mrow>
      <mrow>
        <mn>.</mn>
        <mo stretchy="false">≈</mo>
        <mn>.</mn>
      </mrow>
    </mrow>
    <annotation encoding="StarMath 5.0">. approx .</annotation>
  </semantics>
</math>
</file>

<file path=Object 21/content.xml><?xml version="1.0" encoding="utf-8"?>
<math xmlns="http://www.w3.org/1998/Math/MathML">
  <semantics>
    <mrow>
      <msup>
        <mi>F</mi>
        <mn>1</mn>
      </msup>
    </mrow>
    <annotation encoding="StarMath 5.0">F ^1</annotation>
  </semantics>
</math>
</file>

<file path=Object 22/content.xml><?xml version="1.0" encoding="utf-8"?>
<math xmlns="http://www.w3.org/1998/Math/MathML">
  <semantics>
    <mrow>
      <msup>
        <mi>F</mi>
        <mn>2</mn>
      </msup>
    </mrow>
    <annotation encoding="StarMath 5.0">F ^2</annotation>
  </semantics>
</math>
</file>

<file path=Object 23/content.xml><?xml version="1.0" encoding="utf-8"?>
<math xmlns="http://www.w3.org/1998/Math/MathML">
  <semantics>
    <mrow>
      <msup>
        <mo stretchy="false">Θ</mo>
        <mi>l</mi>
      </msup>
    </mrow>
    <annotation encoding="StarMath 5.0">%THETA ^ l</annotation>
  </semantics>
</math>
</file>

<file path=Object 24/content.xml><?xml version="1.0" encoding="utf-8"?>
<math xmlns="http://www.w3.org/1998/Math/MathML">
  <semantics>
    <mrow>
      <mo stretchy="false">Φ</mo>
    </mrow>
    <annotation encoding="StarMath 5.0">%PHI</annotation>
  </semantics>
</math>
</file>

<file path=Object 25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26/content.xml><?xml version="1.0" encoding="utf-8"?>
<math xmlns="http://www.w3.org/1998/Math/MathML">
  <semantics>
    <mrow>
      <mi>F</mi>
    </mrow>
    <annotation encoding="StarMath 5.0">F</annotation>
  </semantics>
</math>
</file>

<file path=Object 27/content.xml><?xml version="1.0" encoding="utf-8"?>
<math xmlns="http://www.w3.org/1998/Math/MathML">
  <semantics>
    <mrow>
      <msup>
        <mo stretchy="false">Φ</mo>
        <mi>l</mi>
      </msup>
    </mrow>
    <annotation encoding="StarMath 5.0">%PHI ^l</annotation>
  </semantics>
</math>
</file>

<file path=Object 3/content.xml><?xml version="1.0" encoding="utf-8"?>
<math xmlns="http://www.w3.org/1998/Math/MathML">
  <semantics>
    <mrow>
      <mo stretchy="false">Ψ</mo>
    </mrow>
    <annotation encoding="StarMath 5.0">%PSI</annotation>
  </semantics>
</math>
</file>

<file path=Object 4/content.xml><?xml version="1.0" encoding="utf-8"?>
<math xmlns="http://www.w3.org/1998/Math/MathML">
  <semantics>
    <mrow>
      <mover accent="true">
        <mo stretchy="false">Ψ</mo>
        <mo stretchy="false">̃</mo>
      </mover>
    </mrow>
    <annotation encoding="StarMath 5.0">widetilde %PSI</annotation>
  </semantics>
</math>
</file>

<file path=Object 5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6/content.xml><?xml version="1.0" encoding="utf-8"?>
<math xmlns="http://www.w3.org/1998/Math/MathML">
  <semantics>
    <mrow>
      <msup>
        <mo stretchy="false">Φ</mo>
        <mn>2</mn>
      </msup>
    </mrow>
    <annotation encoding="StarMath 5.0">%PHI ^2</annotation>
  </semantics>
</math>
</file>

<file path=Object 7/content.xml><?xml version="1.0" encoding="utf-8"?>
<math xmlns="http://www.w3.org/1998/Math/MathML">
  <semantics>
    <mrow>
      <mo stretchy="false">Φ</mo>
    </mrow>
    <annotation encoding="StarMath 5.0">%PHI</annotation>
  </semantics>
</math>
</file>

<file path=Object 8/content.xml><?xml version="1.0" encoding="utf-8"?>
<math xmlns="http://www.w3.org/1998/Math/MathML">
  <semantics>
    <mrow>
      <mo stretchy="false">Φ</mo>
    </mrow>
    <annotation encoding="StarMath 5.0">%PHI</annotation>
  </semantics>
</math>
</file>

<file path=Object 9/content.xml><?xml version="1.0" encoding="utf-8"?>
<math xmlns="http://www.w3.org/1998/Math/MathML">
  <semantics>
    <mrow>
      <mo stretchy="false">Θ</mo>
    </mrow>
    <annotation encoding="StarMath 5.0">%THETA</annotation>
  </semantics>
</math>
</file>